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f you are reading this then it looks like you have come here to hear what I have to say and although this may sound like a sales pitch it is real true personal experience with my company. I work for Hewlett Packard (HP) and it has been one of the greatest experiences of my life. HP has been a great starter company for me to really introduce me to the business world. Many of us out there have worked in storefronts or behind counters. We have stocked shelves and try to sell products. These are great, they make us money but most of them are dead end jobs. This is where HP has come in for me. I now have a great job that gives me new skills at a large company that isn't <text:s/>a retailer. This brings me a huge advantage in the long run as well as gives me a new set of skills that can lead to a bigger better job in the future. HP has been the job for me and heres why.</text:p>
      <text:p text:style-name="Standard"/>
      <text:p text:style-name="Standard"><text:tab/>The first major thing I have learned is how to be a better communicator. Communication at a high level development facility is very important. Many times at work people are working on different pieces of a project at the same time. We need to communicate to ensure that we don't end up with multiple groups working on the same problem as well as make sure all the smaller projects we are working on fit together properly in the larger project. We have had times where not communicating that we are working on something has lead to someone accidentally restarting the server we are working on. Although we take precautions to make sure we don't lose our work, many times we need to wait for the server to reset or build again. Is in many cases loses time to work and often time is money. <text:s/></text:p>
      <text:p text:style-name="Standard"><text:tab/></text:p>
      <text:p text:style-name="Standard"><text:tab/>Another way we affectively work on communication is what we call Pairing. Pairing is where 2 or more developers get together on the same computer to work on a project. We at HP use this to our advantage in many ways. When we pair we can combine our development of a project with the fixing of its bugs. Working with others helps me personally learn how to improve much faster. Conventional teaching techniques of a book and a computer do not help me very well. At HP we pair with developers because it is impossible to know or learn everything all at once and in pairs we can. Pairing also cuts down on how many mistakes we make. An open group that talks and learns together is capable of a lot more than sitting at a computer alone.</text:p>
      <text:p text:style-name="Standard"/>
      <text:p text:style-name="Standard"><text:tab/>The second major thing I have learned at HP that has eased my life into my career field is the learning of the programing languages. We use two major programing languages in our work, Ruby and C++. <text:s/>Each program has its specific use to make our lives easier here and HP is really good about teaching it. Taking Ruby for instance; Ruby is what we call a “high functioning” language. Ruby was built with the future developer in mind. It comes with a basic set up for a program that makes it so we don't have to take the time to create it as well as it can also guess what we are trying to do. This allows us to create, test and start using our products right away. Its also not as complicated as previous forms of coding. It understands a lot more and can compensate for the human error of the developer much better than any other program created before.</text:p>
      <text:p text:style-name="Standard"/>
      <text:p text:style-name="Standard"><text:tab/>Now there is a draw back to Ruby. Although it does guess really well on simple matters as programs get more in depth and advanced Ruby's abilities to guess and manipulate the code becomes skewed. Therefor we have a second program we use to help us compensate for Ruby's inabilities. C++ is not a “High Functioning Language,” but it gets the job done. C++ can't guess like Ruby can but its simpler base line for programing allows it to minimize mistakes in complex algorithms. On things that Ruby gets lost on or confused on; a little bit of help from C++ fixes it. C++ requires a little more work and often we need a book on the program next to us, but its abilities in creating advanced graphic viewing make up for the difference. Although this seems a bit wordy the point is that HP will teach you how and when to use these programs.</text:p>
      <text:p text:style-name="Standard"/>
      <text:p text:style-name="Standard"><text:tab/></text:p>
      <text:p text:style-name="Standard"><text:soft-page-break/><text:tab/>The last major topic I would like to cover is how we relax and get along at HP. Work can and is stressful. Projects build up and programs break. Not everything is always easy going. So the management of HP works hard to make the environment friendly. Management often tries to make friends with their employees and help them reach new heights. HP leadership is all about understanding what is currently going on and creating situations where its employees can work really effectively. HP also provides the best top of the line products for programing to ensure the minimization of mistakes errors, and down time.</text:p>
      <text:p text:style-name="Standard"/>
      <text:p text:style-name="Standard"><text:tab/>Lastly HP is all about enjoying your time at work. The leadership has opened a small rec room in which we as employees can go to have a little fun and blow off some steam. It is impossible to sit at a desk and code for 8 to 12 hours a day. As a human being you get tired and frustrated. Everyone needs a break. HP rec rooms are set up so we as employees can go in and play games to relax, have a good time and build unity within our developing teams. I know from personal experience that even if you do not enjoy every single day of work having something that you do like there to help you take a break is always a joy.</text:p>
      <text:p text:style-name="Standard"/>
      <text:p text:style-name="Standard"><text:tab/>In conclusion HP has been one of the greatest decisions of my life. It has Progressed my understanding and made me a better worker in just weeks. Its given me other necessary skills to make me more effective in <text:s/>what ever environment I am in. <text:s text:c="2"/>HP has help me expand my horizons in the work force and give me new ideas of what I want to work on someday. HP has truly given me the opportunity to be successful and I would recommend to anyone looking for a new way to expand life to <text:s/>start by looking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23:31:37</meta:creation-date>
    <dc:date>2012-09-13T10:58:58</dc:date>
    <meta:editing-duration>PT11H12M11S</meta:editing-duration>
    <meta:editing-cycles>3</meta:editing-cycles>
    <meta:generator>LibreOffice/3.5$Linux_X86_64 LibreOffice_project/350m1$Build-2</meta:generator>
    <meta:document-statistic meta:table-count="0" meta:image-count="0" meta:object-count="0" meta:page-count="2" meta:paragraph-count="10" meta:word-count="1108" meta:character-count="5823" meta:non-whitespace-character-count="4704"/>
  </office:meta>
</office:document-meta>
</file>